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4.052in" style:type="center"/>
          <style:tab-stop style:position="7.448in" style:type="right"/>
        </style:tab-stops>
      </style:paragraph-properties>
      <style:text-properties style:use-window-font-color="true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5in"/>
        </style:tab-stops>
      </style:paragraph-properties>
      <style:text-properties style:use-window-font-color="true" style:font-name="Times New Roman" fo:font-size="12pt" fo:language="en" fo:country="US" fo:font-style="italic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P3" style:family="paragraph" style:parent-style-name="Standard">
      <style:paragraph-properties fo:margin-left="0in" fo:margin-right="0in" fo:text-align="end" style:justify-single-word="false" fo:text-indent="0in" style:auto-text-indent="false">
        <style:tab-stops>
          <style:tab-stop style:position="0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4" style:family="paragraph" style:parent-style-name="Standard">
      <style:paragraph-properties fo:margin-left="0in" fo:margin-right="0in" fo:margin-top="0in" fo:margin-bottom="0in" fo:text-align="end" style:justify-single-word="false" fo:text-indent="0in" style:auto-text-indent="false">
        <style:tab-stops>
          <style:tab-stop style:position="0.5in"/>
        </style:tab-stops>
      </style:paragraph-properties>
      <style:text-properties style:use-window-font-color="true" style:font-name="Times New Roman" fo:font-size="12pt" fo:language="en" fo:country="US" style:text-underline-style="solid" style:text-underline-width="auto" style:text-underline-color="font-color" style:font-name-asian="Times New Roman" style:font-size-asian="12pt" style:font-name-complex="Times New Roman" style:font-size-complex="12pt" style:language-complex="ar" style:country-complex="SA"/>
    </style:style>
    <style:style style:name="P5" style:family="paragraph" style:parent-style-name="Standard">
      <style:paragraph-properties fo:margin-top="0in" fo:margin-bottom="0in">
        <style:tab-stops>
          <style:tab-stop style:position="0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6" style:family="paragraph" style:parent-style-name="Standard">
      <style:paragraph-properties fo:margin-left="0.5in" fo:margin-right="0in" fo:margin-top="0in" fo:margin-bottom="0in" fo:text-indent="0in" style:auto-text-indent="false">
        <style:tab-stops>
          <style:tab-stop style:position="0.5in"/>
        </style:tab-stops>
      </style:paragraph-properties>
      <style:text-properties style:use-window-font-color="true" style:font-name="Times New Roman" fo:font-size="12pt" fo:language="en" fo:country="US" fo:font-style="italic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P7" style:family="paragraph" style:parent-style-name="Standard" style:master-page-name="Standard">
      <style:paragraph-properties fo:margin-left="0in" fo:margin-right="0in" fo:text-indent="0in" style:auto-text-indent="false" style:page-number="auto">
        <style:tab-stops>
          <style:tab-stop style:position="0.5in"/>
          <style:tab-stop style:position="7.4799in" style:type="right"/>
        </style:tab-stops>
      </style:paragraph-properties>
      <style:text-properties style:use-window-font-color="true" style:font-name="Times New Roman" fo:font-size="14pt" fo:language="en" fo:country="US" style:font-name-asian="Times New Roman" style:font-size-asian="14pt" style:font-name-complex="Times New Roman" style:font-size-complex="14pt" style:language-complex="ar" style:country-complex="SA"/>
    </style:style>
    <style:style style:name="P8" style:family="paragraph" style:parent-style-name="Standard">
      <style:paragraph-properties fo:margin-top="0in" fo:margin-bottom="0in">
        <style:tab-stops>
          <style:tab-stop style:position="0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9" style:family="paragraph" style:parent-style-name="Standard" style:list-style-name="L1">
      <style:paragraph-properties fo:margin-top="0in" fo:margin-bottom="0in">
        <style:tab-stops>
          <style:tab-stop style:position="0.5in"/>
        </style:tab-stops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10" style:family="paragraph" style:parent-style-name="Standard">
      <style:paragraph-properties fo:margin-top="0in" fo:margin-bottom="0in">
        <style:tab-stops>
          <style:tab-stop style:position="0.5in"/>
        </style:tab-stops>
      </style:paragraph-properties>
      <style:text-properties style:use-window-font-color="true" style:font-name="Courier 10 Pitch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11" style:family="paragraph" style:parent-style-name="Standard">
      <style:paragraph-properties fo:margin-top="0in" fo:margin-bottom="0in">
        <style:tab-stops>
          <style:tab-stop style:position="0.1472in"/>
          <style:tab-stop style:position="0.5in"/>
        </style:tab-stops>
      </style:paragraph-properties>
      <style:text-properties style:use-window-font-color="true" style:font-name="Courier 10 Pitch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12" style:family="paragraph" style:parent-style-name="Standard" style:list-style-name="L7">
      <style:paragraph-properties fo:margin-top="0in" fo:margin-bottom="0in">
        <style:tab-stops>
          <style:tab-stop style:position="0.1472in"/>
          <style:tab-stop style:position="0.5in"/>
        </style:tab-stops>
      </style:paragraph-properties>
      <style:text-properties style:use-window-font-color="true" style:font-name="Courier 10 Pitch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13" style:family="paragraph" style:parent-style-name="Standard">
      <style:paragraph-properties fo:margin-top="0in" fo:margin-bottom="0in">
        <style:tab-stops>
          <style:tab-stop style:position="0.5in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Courier 10 Pitch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text-position="super 58%" fo:font-size="12pt" style:font-size-asian="12pt" style:font-size-complex="12pt"/>
    </style:style>
    <style:style style:name="T6" style:family="text">
      <style:text-properties style:use-window-font-color="true" style:font-name="Times New Roman1" fo:font-size="12pt" fo:language="en" fo:country="US" style:text-underline-style="none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font-name="Times new roman" style:text-underline-style="none" fo:font-weight="normal" style:font-weight-asian="normal" style:font-weight-complex="normal"/>
    </style:style>
    <style:style style:name="T11" style:family="text">
      <style:text-properties style:font-name="Times new roman" style:text-underline-style="none" fo:font-weight="bold" style:font-weight-asian="bold" style:font-weight-complex="bold"/>
    </style:style>
    <style:style style:name="T12" style:family="text">
      <style:text-properties style:font-name="Courier 10 Pitch" fo:font-weight="normal" style:font-weight-asian="normal" style:font-weight-complex="normal"/>
    </style:style>
    <style:style style:name="T13" style:family="text">
      <style:text-properties style:font-name="Times New Roman1" style:text-underline-style="none" fo:font-weight="normal" style:font-weight-asian="normal" style:font-weight-complex="normal"/>
    </style:style>
    <style:style style:name="T14" style:family="text">
      <style:text-properties style:font-name="Times New Roman1" style:text-underline-style="none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ab 1 Report<text:tab/><text:span text:style-name="T4">Due: 11:59pm Mon. Feb. 4</text:span><text:span text:style-name="T5">th</text:span></text:p>
      <text:p text:style-name="P2">Fill in and submit using the D2L dropbox</text:p>
      <text:p text:style-name="P3">Name: <text:span text:style-name="T1"><text:tab/><text:tab/><text:tab/><text:tab/><text:tab/><text:tab/></text:span></text:p>
      <text:p text:style-name="P4"/>
      <text:p text:style-name="P5">Turn in (using the D2L dropbox) a list of the steps used and answers requested in <text:span text:style-name="T3">Lab #1</text:span>.</text:p>
      <text:p text:style-name="P5"/>
      <text:p text:style-name="P6">Reports should be written using word-processing software - use OpenOffice.</text:p>
      <text:p text:style-name="P6">They should have a professional look and layout. To make reports readable, use the fixed-with <text:span text:style-name="T2">Courier Font</text:span> to display the outputs of all commands. </text:p>
      <text:p text:style-name="P6">You get points for readable reports.</text:p>
      <text:p text:style-name="P6">A good report goes beyond just presenting data; a good report will reflect the understanding of concepts the report writer has gained from the lab activity.</text:p>
      <text:p text:style-name="P5"/>
      <text:p text:style-name="P5">Here is an example of the kind of answers and formatting of output that you want in your reports:</text:p>
      <text:p text:style-name="P5"/>
      <text:p text:style-name="P5">5. I ran the command <text:span text:style-name="T7">pwd</text:span><text:span text:style-name="T3">. The output:</text:span></text:p>
      <text:list xml:id="list11938734122" text:style-name="L1">
        <text:list-header>
          <text:p text:style-name="P9"><text:span text:style-name="T12">/home/uwrf</text:span></text:p>
        </text:list-header>
      </text:list>
      <text:p text:style-name="P5"><text:tab/>I then ran the commands <text:span text:style-name="T7">ls</text:span><text:span text:style-name="T3"> and </text:span><text:span text:style-name="T7">ls -l</text:span><text:span text:style-name="T3">. </text:span><text:span text:style-name="T7">ls</text:span><text:span text:style-name="T3"> printed out a list of all the directories within the current directory, while </text:span><text:span text:style-name="T7">l </text:span><text:span text:style-name="T3">printed out a more organized list of them with more information such as their size and the last time they were modified.</text:span></text:p>
      <text:p text:style-name="P5"><text:span text:style-name="T3"><text:tab/>I then ran the command </text:span><text:span text:style-name="T7">cat &gt; test.out </text:span><text:span text:style-name="T3">&lt;Enter&gt; </text:span><text:span text:style-name="T7">abcdef </text:span><text:span text:style-name="T3">&lt;Enter&gt; &lt;ctrl&gt;</text:span><text:span text:style-name="T8">d</text:span><text:span text:style-name="T9">, then </text:span><text:span text:style-name="T8">ls -l</text:span><text:span text:style-name="T9">. Running the </text:span><text:span text:style-name="T8">cat</text:span><text:span text:style-name="T9"> command created a file called </text:span><text:span text:style-name="T8">test.out</text:span><text:span text:style-name="T9"> in the current directory with the content “abcdef”.</text:span></text:p>
      <text:p text:style-name="P5"><text:span text:style-name="T9"><text:tab/>I then ran </text:span><text:span text:style-name="T8">cp test.out test2.out</text:span><text:span text:style-name="T9">. This command copied test.out into another file called test2.out.</text:span></text:p>
      <text:p text:style-name="P5"><text:span text:style-name="T9"><text:tab/>I then ran </text:span><text:span text:style-name="T8">rm test.out</text:span><text:span text:style-name="T9">. It seems as though this command removed test.out from the directory, probably deleting it.</text:span></text:p>
      <text:p text:style-name="P5"><text:span text:style-name="T9"><text:tab/>The lab then told me to try the commands </text:span><text:span text:style-name="T8">LS</text:span><text:span text:style-name="T9">, </text:span><text:span text:style-name="T8">Ls</text:span><text:span text:style-name="T9">, </text:span><text:span text:style-name="T8">Pwd</text:span><text:span text:style-name="T9">, and </text:span><text:span text:style-name="T8">PWD</text:span><text:span text:style-name="T9">. The output follows:</text:span></text:p>
      <text:p text:style-name="P10"><text:span text:style-name="T9">uwrf@uwrf:~$ LS</text:span></text:p>
      <text:p text:style-name="P10"><text:span text:style-name="T9">The program 'LS' is currently not installed. <text:s/>You can install it by typing:</text:span></text:p>
      <text:p text:style-name="P10"><text:span text:style-name="T9">sudo apt-get install sl</text:span></text:p>
      <text:p text:style-name="P10"><text:span text:style-name="T9">uwrf@uwrf:~$ Ls</text:span></text:p>
      <text:p text:style-name="P10"><text:span text:style-name="T9">Ls: command not found</text:span></text:p>
      <text:p text:style-name="P10"><text:span text:style-name="T9">uwrf@uwrf:~$ Pwd</text:span></text:p>
      <text:p text:style-name="P10"><text:span text:style-name="T9">No command 'Pwd' found, did you mean:</text:span></text:p>
      <text:p text:style-name="P10"><text:span text:style-name="T9"><text:s/>Command 'gwd' from package 'geneweb' (universe)</text:span></text:p>
      <text:p text:style-name="P10"><text:span text:style-name="T9"><text:s/>Command 'pwd' from package 'coreutils' (main)</text:span></text:p>
      <text:p text:style-name="P10"><text:span text:style-name="T9"><text:s/>Command 'xwd' from package 'x11-apps' (main)</text:span></text:p>
      <text:p text:style-name="P10"><text:span text:style-name="T9">Pwd: command not found</text:span></text:p>
      <text:p text:style-name="P10"><text:span text:style-name="T9">uwrf@uwrf:~$ PWD</text:span></text:p>
      <text:p text:style-name="P10"><text:span text:style-name="T9">PWD: command not found</text:span></text:p>
      <text:p text:style-name="P10"><text:span text:style-name="T9"><text:tab/></text:span><text:span text:style-name="T10">This tells me that Unix commands are case-sensitive.</text:span></text:p>
      <text:p text:style-name="P10"><text:span text:style-name="T10"><text:tab/>I then ran the following commands: </text:span><text:span text:style-name="T11">mkdir testdir</text:span><text:span text:style-name="T10"> and </text:span><text:span text:style-name="T11">cd testdir</text:span><text:span text:style-name="T10">. These commands created a directory called “testdir” and then switched my current directory to it.</text:span></text:p>
      <text:p text:style-name="P10"><text:span text:style-name="T10"><text:tab/>I then ran the commands </text:span><text:span text:style-name="T11">mkdir testd2</text:span><text:span text:style-name="T10"> and </text:span><text:span text:style-name="T11">mv testd2 test1d</text:span><text:span text:style-name="T10">. At this point I know I can use the </text:span><text:span text:style-name="T11">ls -l</text:span><text:span text:style-name="T10"> and </text:span><text:span text:style-name="T11">pwd</text:span><text:span text:style-name="T10"> commands to gather information about what these commands are doing. It seems that </text:span><text:span text:style-name="T11">mv testd2 test1d</text:span><text:span text:style-name="T10"> renamed “testd2” to “test1d”.</text:span></text:p>
      <text:p text:style-name="P10"><text:span text:style-name="T10"><text:tab/>I then ran </text:span><text:span text:style-name="T11">rmdir testd2</text:span><text:span text:style-name="T10"> and </text:span><text:span text:style-name="T11">rmdir test1d</text:span><text:span text:style-name="T10">. The first command produced an error:</text:span></text:p>
      <text:p text:style-name="P10"><text:span text:style-name="T9">rmdir: failed to remove `testd2': No such file or directory</text:span></text:p>
      <text:p text:style-name="P10"><text:span text:style-name="T9"><text:tab/></text:span><text:span text:style-name="T10">The second command removed the directory “test1d”. The first one failed because I previously renamed “testd2” to “test1d”.</text:span></text:p>
      <text:p text:style-name="P10"><text:span text:style-name="T10"/></text:p>
      <text:p text:style-name="P10"><text:span text:style-name="T10">Output from commands </text:span><text:span text:style-name="T11">date</text:span><text:span text:style-name="T10">, </text:span><text:span text:style-name="T11">who</text:span><text:span text:style-name="T10">, </text:span><text:span text:style-name="T11">whoami</text:span><text:span text:style-name="T10">, and </text:span><text:span text:style-name="T11">id</text:span><text:span text:style-name="T10">:</text:span></text:p>
      <text:p text:style-name="P10"><text:soft-page-break/><text:span text:style-name="T9">uwrf@uwrf:~/testdir$ date</text:span></text:p>
      <text:p text:style-name="P10"><text:span text:style-name="T9">Fri Feb <text:s/>1 12:21:24 CST 2013</text:span></text:p>
      <text:p text:style-name="P10"><text:span text:style-name="T9">uwrf@uwrf:~/testdir$ who</text:span></text:p>
      <text:p text:style-name="P10"><text:span text:style-name="T9">uwrf <text:s text:c="4"/>tty3 <text:s text:c="8"/>2013-02-01 05:57</text:span></text:p>
      <text:p text:style-name="P10"><text:span text:style-name="T9">uwrf <text:s text:c="4"/>tty4 <text:s text:c="8"/>2013-02-01 05:57</text:span></text:p>
      <text:p text:style-name="P10"><text:span text:style-name="T9">uwrf <text:s text:c="4"/>tty2 <text:s text:c="8"/>2013-02-01 05:57</text:span></text:p>
      <text:p text:style-name="P10"><text:span text:style-name="T9">uwrf <text:s text:c="4"/>tty5 <text:s text:c="8"/>2013-02-01 05:57</text:span></text:p>
      <text:p text:style-name="P10"><text:span text:style-name="T9">uwrf <text:s text:c="4"/>tty6 <text:s text:c="8"/>2013-02-01 05:57</text:span></text:p>
      <text:p text:style-name="P10"><text:span text:style-name="T9">uwrf <text:s text:c="4"/>tty1 <text:s text:c="8"/>2013-02-01 05:57</text:span></text:p>
      <text:p text:style-name="P10"><text:span text:style-name="T9">uwrf <text:s text:c="4"/>tty7 <text:s text:c="8"/>2013-02-01 05:57</text:span></text:p>
      <text:p text:style-name="P10"><text:span text:style-name="T9">uwrf <text:s text:c="4"/>pts/0 <text:s text:c="7"/>2013-02-01 12:06 (:0)</text:span></text:p>
      <text:p text:style-name="P10"><text:span text:style-name="T9">uwrf@uwrf:~/testdir$ whoami</text:span></text:p>
      <text:p text:style-name="P10"><text:span text:style-name="T9">uwrf</text:span></text:p>
      <text:p text:style-name="P10"><text:span text:style-name="T9">uwrf@uwrf:~/testdir$ id</text:span></text:p>
      <text:p text:style-name="P10"><text:span text:style-name="T9">uid=999(uwrf) gid=999(uwrf) groups=999(uwrf),4(adm),24(cdrom),27(sudo),30(dip),46(plugdev),109(lpadmin),124(sambashare)</text:span></text:p>
      <text:p text:style-name="P10"><text:span text:style-name="T13"/></text:p>
      <text:p text:style-name="P13"><text:span text:style-name="T6">6. UWRF Ubuntu is pre-installed with Firefox 18.0.1.</text:span></text:p>
      <text:p text:style-name="P10"><text:span text:style-name="T13"/></text:p>
      <text:p text:style-name="P10"><text:span text:style-name="T13">7. The LibreOffice suite is composed of Writer, which is a word processor that handles text files; Calc, which is similar to Microsoft Excel and handles spreadsheets; and Impress, which is similar to Microsoft PowerPoint and handles slideshow presentations.</text:span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>11. I ran the commands </text:span><text:span text:style-name="T14">sh</text:span><text:span text:style-name="T13"> &lt;Enter&gt; </text:span><text:span text:style-name="T14">bash </text:span><text:span text:style-name="T13">&lt;Enter&gt; </text:span><text:span text:style-name="T14">pwd</text:span><text:span text:style-name="T13">. I'm not sure what the first two commands did, but </text:span><text:span text:style-name="T14">pwd</text:span><text:span text:style-name="T13"> showed me that I am in the working directory of /home/muthn.</text:span></text:p>
      <text:list xml:id="list329002647" text:style-name="L7">
        <text:list-header>
          <text:p text:style-name="P12"><text:span text:style-name="T13">The </text:span><text:span text:style-name="T14">cal</text:span><text:span text:style-name="T13"> command to print the entire year is </text:span><text:span text:style-name="T14">cal 2013</text:span><text:span text:style-name="T13">.</text:span></text:p>
          <text:p text:style-name="P12"><text:span text:style-name="T13">Outputs of </text:span><text:span text:style-name="T14">who</text:span><text:span text:style-name="T13">, </text:span><text:span text:style-name="T14">whoami</text:span><text:span text:style-name="T13">, and </text:span><text:span text:style-name="T14">id</text:span><text:span text:style-name="T13">:</text:span></text:p>
        </text:list-header>
      </text:list>
      <text:p text:style-name="P11"><text:span text:style-name="T9">muthn@ip-10-203-39-55:~$ who</text:span></text:p>
      <text:p text:style-name="P11"><text:span text:style-name="T9">ubuntu <text:s text:c="2"/>pts/0 <text:s text:c="7"/>2013-01-29 20:20 (varghese.dsl.visi.com)</text:span></text:p>
      <text:p text:style-name="P11"><text:span text:style-name="T9">kornet <text:s text:c="2"/>pts/1 <text:s text:c="7"/>2013-02-01 18:38 (r-130-15.net.uwrf.edu)</text:span></text:p>
      <text:p text:style-name="P11"><text:span text:style-name="T9">ahmannd <text:s/>pts/2 <text:s text:c="7"/>2013-02-01 18:25 (r-130-15.net.uwrf.edu)</text:span></text:p>
      <text:p text:style-name="P11"><text:span text:style-name="T9">muthn <text:s text:c="3"/>pts/3 <text:s text:c="7"/>2013-02-01 18:33 (r-130-15.net.uwrf.edu)</text:span></text:p>
      <text:p text:style-name="P11"><text:span text:style-name="T9">auchter <text:s/>pts/4 <text:s text:c="7"/>2013-02-01 18:19 (r-130-15.net.uwrf.edu)</text:span></text:p>
      <text:p text:style-name="P11"><text:span text:style-name="T9">olmstead pts/5 <text:s text:c="7"/>2013-02-01 18:22 (r-130-15.net.uwrf.edu)</text:span></text:p>
      <text:p text:style-name="P11"><text:span text:style-name="T9">browne <text:s text:c="2"/>pts/6 <text:s text:c="7"/>2013-02-01 18:26 (139.225.194.212)</text:span></text:p>
      <text:p text:style-name="P11"><text:span text:style-name="T9">foxrb <text:s text:c="3"/>pts/7 <text:s text:c="7"/>2013-02-01 18:38 (r-130-15.net.uwrf.edu)</text:span></text:p>
      <text:p text:style-name="P11"><text:span text:style-name="T9">brockmann pts/10 <text:s text:c="6"/>2013-02-01 18:36 (139.225.194.199)</text:span></text:p>
      <text:p text:style-name="P11"><text:span text:style-name="T9">tony <text:s text:c="4"/>pts/11 <text:s text:c="6"/>2013-02-01 18:36 (r-130-15.net.uwrf.edu)</text:span></text:p>
      <text:p text:style-name="P11"><text:span text:style-name="T9">muthn@ip-10-203-39-55:~$ whoami</text:span></text:p>
      <text:p text:style-name="P11"><text:span text:style-name="T9">muthn</text:span></text:p>
      <text:p text:style-name="P11"><text:span text:style-name="T9">muthn@ip-10-203-39-55:~$ id</text:span></text:p>
      <text:p text:style-name="P11"><text:span text:style-name="T9">uid=1027(muthn) gid=1069(muthn) groups=1069(muthn)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Bitstream Vera Sans" style:font-size-asian="12pt" style:language-asian="en" style:country-asian="US" style:font-name-complex="Andale Sans U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in" fo:margin-right="0in" fo:margin-top="0in" fo:margin-bottom="0in" fo:orphans="0" fo:widows="0" fo:text-indent="0in" style:auto-text-indent="false" style:text-autospace="none"/>
      <style:text-properties style:font-name="Arial" fo:font-size="22pt" style:font-size-asian="22pt" style:font-name-complex="Arial" style:font-size-complex="2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in" fo:margin-right="0in" fo:margin-top="0in" fo:margin-bottom="0in" fo:orphans="0" fo:widows="0" fo:text-indent="0in" style:auto-text-indent="false" style:text-autospace="none"/>
      <style:text-properties style:font-name="Arial" fo:font-size="16pt" style:font-size-asian="16pt" style:font-name-complex="Arial"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.25in" fo:margin-right="0in" fo:margin-top="0in" fo:margin-bottom="0in" fo:orphans="0" fo:widows="0" fo:text-indent="0in" style:auto-text-indent="false" style:text-autospace="none"/>
      <style:text-properties style:font-name="Arial" fo:font-size="14pt" style:font-size-asian="14pt" style:font-name-complex="Arial" style:font-size-complex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.5in" fo:margin-right="0in" fo:margin-top="0in" fo:margin-bottom="0in" fo:orphans="0" fo:widows="0" fo:text-indent="0in" style:auto-text-indent="false" style:text-autospace="none"/>
      <style:text-properties style:font-name="Arial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.75in" fo:margin-right="0in" fo:margin-top="0in" fo:margin-bottom="0in" fo:orphans="0" fo:widows="0" fo:text-indent="0in" style:auto-text-indent="false" style:text-autospace="none"/>
      <style:text-properties style:font-name="Arial" fo:font-size="10pt" style:font-size-asian="10pt" style:font-name-complex="Arial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1in" fo:margin-right="0in" fo:margin-top="0in" fo:margin-bottom="0in" fo:orphans="0" fo:widows="0" fo:text-indent="0in" style:auto-text-indent="false" style:text-autospace="none"/>
      <style:text-properties style:font-name="Arial" fo:font-size="10pt" style:font-size-asian="10pt" style:font-name-complex="Arial" style:font-size-complex="10pt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1" style:display-name="Bullet 1" style:family="paragraph" style:parent-style-name="Standard" style:next-style-name="Standard">
      <style:paragraph-properties fo:margin-top="0.0835in" fo:margin-bottom="0.0835in" style:text-autospace="none"/>
      <style:text-properties style:font-name="Arial" style:font-name-asian="MS Mincho" style:language-asian="ja" style:country-asian="JP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Absatz-Standardschriftart" style:family="text"/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St1z0" style:family="text">
      <style:text-properties style:font-name="Wingdings" fo:font-size="15.5pt" style:font-size-asian="15.5pt"/>
    </style:style>
    <style:style style:name="WW8NumSt2z0" style:family="text">
      <style:text-properties style:font-name="Wingdings" fo:font-size="8.5pt" style:font-size-asian="8.5pt"/>
    </style:style>
    <style:style style:name="WW8NumSt3z0" style:family="text">
      <style:text-properties style:font-name="Wingdings" fo:font-size="7pt" style:font-size-asian="7pt"/>
    </style:style>
    <style:style style:name="WW8NumSt4z0" style:family="text">
      <style:text-properties style:font-name="Wingdings" fo:font-size="17.5pt" style:font-size-asian="17.5pt"/>
    </style:style>
    <style:style style:name="WW8NumSt5z0" style:family="text">
      <style:text-properties style:font-name="Wingdings" fo:font-size="9.5pt" style:font-size-asian="9.5pt"/>
    </style:style>
    <style:style style:name="WW8NumSt6z0" style:family="text">
      <style:text-properties style:font-name="Wingdings" fo:font-size="8.5pt" style:font-size-asian="8.5pt"/>
    </style:style>
    <style:style style:name="WW8NumSt7z0" style:family="text">
      <style:text-properties style:font-name="Wingdings" fo:font-size="20pt" style:font-size-asian="20pt"/>
    </style:style>
    <style:style style:name="Default_20_Paragraph_20_Font" style:display-name="Default Paragraph Font" style:family="text"/>
    <style:style style:name="WW8NumSt2z1" style:family="text">
      <style:text-properties style:font-name="Courier New" style:font-name-complex="Courier New"/>
    </style:style>
    <style:style style:name="WW8NumSt2z2" style:family="text">
      <style:text-properties style:font-name="Wingdings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4.052in" style:type="center"/>
          <style:tab-stop style:position="7.448in" style:type="right"/>
        </style:tab-stops>
      </style:paragraph-properties>
      <style:text-properties style:use-window-font-color="true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468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5in" fo:margin-left="0in" fo:margin-right="0in" fo:margin-bottom="0.211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Spring 2012-13<text:tab/>CSIS 248 Operating System Programming <text:s/><text:tab/>Lab #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Tony</meta:initial-creator>
    <meta:creation-date>2005-01-23T11:04:00</meta:creation-date>
    <dc:date>2013-02-01T12:43:58</dc:date>
    <meta:print-date>2113-01-01T00:00:00</meta:print-date>
    <dc:language>en-US</dc:language>
    <meta:editing-cycles>55</meta:editing-cycles>
    <meta:editing-duration>PT11H3M48S</meta:editing-duration>
    <dc:creator>Live user</dc:creator>
    <meta:document-statistic meta:table-count="0" meta:image-count="0" meta:object-count="0" meta:page-count="2" meta:paragraph-count="72" meta:word-count="664" meta:character-count="4599" meta:non-whitespace-character-count="3758"/>
    <meta:user-defined meta:name="Info 1"/>
    <meta:user-defined meta:name="Info 2"/>
    <meta:user-defined meta:name="Info 3"/>
    <meta:user-defined meta:name="Info 4"/>
  </office:meta>
</office:document-meta>
</file>